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7f0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 [Move past one next block when done]<text:span text:style-name="T2">[Blok skrócony]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13:12:16.431221818</dc:date>
    <meta:editing-duration>P1DT6H10M26S</meta:editing-duration>
    <meta:editing-cycles>75</meta:editing-cycles>
    <meta:document-statistic meta:table-count="0" meta:image-count="0" meta:object-count="0" meta:page-count="1" meta:paragraph-count="2" meta:word-count="17" meta:character-count="120" meta:non-whitespace-character-count="105"/>
  </office:meta>
</office:document-meta>
</file>